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55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2">22/10/2024</text:date>, <text:time>19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7M39S</meta:editing-duration>
    <meta:editing-cycles>1257</meta:editing-cycles>
    <meta:generator>OpenOffice/4.1.15$Win32 OpenOffice.org_project/4115m2$Build-9813</meta:generator>
    <dc:date>2024-10-22T19:51:45.84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